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453.51pt" svg:height="255.09pt" svg:x="275.44pt" svg:y="5.81pt">
            <draw:object draw:notify-on-update-of-ranges="all.A2:all.A3 all.B2:all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46.56pt" svg:y="4.51pt">
            <draw:object draw:notify-on-update-of-ranges="all.A5:all.A6 all.B5:all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83.97pt" svg:y="269.35pt">
            <draw:object draw:notify-on-update-of-ranges="all.A8:all.A11 all.B8:all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48.89pt" svg:y="268.61pt">
            <draw:object draw:notify-on-update-of-ranges="all.A13:all.A14 all.B13:all.B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287.86pt" svg:y="538.19pt">
            <draw:object draw:notify-on-update-of-ranges="all.A16:all.A19 all.B16:all.B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748.09pt" svg:y="532.89pt">
            <draw:object draw:notify-on-update-of-ranges="all.A21:all.A22 all.B21:all.B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74.62pt" svg:y="802.46pt">
            <draw:object draw:notify-on-update-of-ranges="all.A24:all.A25 all.B24:all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742.65pt" svg:y="807.73pt">
            <draw:object draw:notify-on-update-of-ranges="all.A27:all.A28 all.B27:all.B2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string" calcext:value-type="string">
            <text:p>BufOutput.buffered</text:p>
          </table:table-cell>
          <table:table-cell office:value-type="float" office:value="0.037656" calcext:value-type="float">
            <text:p>0.037656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 office:value-type="string" calcext:value-type="string">
            <text:p>BufOutput.direct</text:p>
          </table:table-cell>
          <table:table-cell office:value-type="float" office:value="1.849735" calcext:value-type="float">
            <text:p>1.849735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string" calcext:value-type="string">
            <text:p>DateFormat.local</text:p>
          </table:table-cell>
          <table:table-cell office:value-type="float" office:value="582447.194209" calcext:value-type="float">
            <text:p>582447.194209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DateFormat.shared</text:p>
          </table:table-cell>
          <table:table-cell office:value-type="float" office:value="1159116.596987" calcext:value-type="float">
            <text:p>1159116.596987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8630572.016205" calcext:value-type="float">
            <text:p>38630572.016205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newRandom</text:p>
          </table:table-cell>
          <table:table-cell office:value-type="float" office:value="13416910.332098" calcext:value-type="float">
            <text:p>13416910.332098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7834025.329836" calcext:value-type="float">
            <text:p>37834025.329836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threadLocalRandom</text:p>
          </table:table-cell>
          <table:table-cell office:value-type="float" office:value="162936047.543124" calcext:value-type="float">
            <text:p>162936047.543124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string" calcext:value-type="string">
            <text:p>Regex.compiled</text:p>
          </table:table-cell>
          <table:table-cell office:value-type="float" office:value="307.325549" calcext:value-type="float">
            <text:p>307.325549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egex.matches</text:p>
          </table:table-cell>
          <table:table-cell office:value-type="float" office:value="135.968134" calcext:value-type="float">
            <text:p>135.968134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string" calcext:value-type="string">
            <text:p>Rest.v1</text:p>
          </table:table-cell>
          <table:table-cell office:value-type="float" office:value="8.067121" calcext:value-type="float">
            <text:p>8.067121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 office:value-type="string" calcext:value-type="string">
            <text:p>Rest.v2</text:p>
          </table:table-cell>
          <table:table-cell office:value-type="float" office:value="1.262098" calcext:value-type="float">
            <text:p>1.262098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 office:value-type="string" calcext:value-type="string">
            <text:p>Rest.v3</text:p>
          </table:table-cell>
          <table:table-cell office:value-type="float" office:value="1.259793" calcext:value-type="float">
            <text:p>1.259793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 office:value-type="string" calcext:value-type="string">
            <text:p>Rest.v4</text:p>
          </table:table-cell>
          <table:table-cell office:value-type="float" office:value="0.151465" calcext:value-type="float">
            <text:p>0.151465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string" calcext:value-type="string">
            <text:p>String.builder</text:p>
          </table:table-cell>
          <table:table-cell office:value-type="float" office:value="0.001381" calcext:value-type="float">
            <text:p>0.001381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 office:value-type="string" calcext:value-type="string">
            <text:p>String.simple</text:p>
          </table:table-cell>
          <table:table-cell office:value-type="float" office:value="1.066093" calcext:value-type="float">
            <text:p>1.066093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string" calcext:value-type="string">
            <text:p>Sum.sumLong</text:p>
          </table:table-cell>
          <table:table-cell office:value-type="float" office:value="0.091637" calcext:value-type="float">
            <text:p>0.091637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 office:value-type="string" calcext:value-type="string">
            <text:p>Sum.sumlong</text:p>
          </table:table-cell>
          <table:table-cell office:value-type="float" office:value="0.008392" calcext:value-type="float">
            <text:p>0.008392</text:p>
          </table:table-cell>
          <table:table-cell office:value-type="string" calcext:value-type="string">
            <text:p>s/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string" calcext:value-type="string">
            <text:p>Url.uri</text:p>
          </table:table-cell>
          <table:table-cell office:value-type="float" office:value="1735347.209077" calcext:value-type="float">
            <text:p>1735347.209077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Url.url</text:p>
          </table:table-cell>
          <table:table-cell office:value-type="float" office:value="1585052.583724" calcext:value-type="float">
            <text:p>1585052.583724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4T07:25:12.830759790</dc:date>
    <meta:editing-duration>PT7M49S</meta:editing-duration>
    <meta:editing-cycles>3</meta:editing-cycles>
    <meta:generator>LibreOffice/6.0.6.2$Linux_X86_64 LibreOffice_project/00m0$Build-2</meta:generator>
    <meta:document-statistic meta:table-count="1" meta:cell-count="7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ll.A2:all.B3" chart:data-source-has-labels="column" svg:x="0.32cm" svg:y="0.18cm" svg:width="15.36cm" svg:height="8.64cm">
          <chartooo:coordinate-region svg:x="1.047cm" svg:y="0.379cm" svg:width="14.633cm" svg:height="7.794cm"/>
          <chart:axis chart:dimension="x" chart:name="primary-x" chart:style-name="ch3" chartooo:axis-type="auto">
            <chartooo:date-scale/>
            <chart:categories table:cell-range-address="all.A2:all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3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fOutput.buffered</text:p>
                <draw:g>
                  <svg:desc>all.A2:all.A3</svg:desc>
                </draw:g>
              </table:table-cell>
              <table:table-cell office:value-type="float" office:value="0.037656">
                <text:p>0.037656</text:p>
                <draw:g>
                  <svg:desc>all.B2:all.B3</svg:desc>
                </draw:g>
              </table:table-cell>
            </table:table-row>
            <table:table-row>
              <table:table-cell office:value-type="string">
                <text:p>BufOutput.direct</text:p>
              </table:table-cell>
              <table:table-cell office:value-type="float" office:value="1.849735">
                <text:p>1.849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ll.A5:all.B6" chart:data-source-has-labels="column" svg:x="0.32cm" svg:y="0.18cm" svg:width="15.36cm" svg:height="8.64cm">
          <chartooo:coordinate-region svg:x="1.867cm" svg:y="0.379cm" svg:width="13.813cm" svg:height="7.794cm"/>
          <chart:axis chart:dimension="x" chart:name="primary-x" chart:style-name="ch3" chartooo:axis-type="auto">
            <chartooo:date-scale/>
            <chart:categories table:cell-range-address="all.A5:all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5:all.B6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ateFormat.local</text:p>
                <draw:g>
                  <svg:desc>all.A5:all.A6</svg:desc>
                </draw:g>
              </table:table-cell>
              <table:table-cell office:value-type="float" office:value="582447.194209">
                <text:p>582447.194209</text:p>
                <draw:g>
                  <svg:desc>all.B5:all.B6</svg:desc>
                </draw:g>
              </table:table-cell>
            </table:table-row>
            <table:table-row>
              <table:table-cell office:value-type="string">
                <text:p>DateFormat.shared</text:p>
              </table:table-cell>
              <table:table-cell office:value-type="float" office:value="1159116.596987">
                <text:p>1159116.596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ll.A8:all.B11" chart:data-source-has-labels="column" svg:x="0.32cm" svg:y="0.18cm" svg:width="15.36cm" svg:height="8.64cm">
          <chartooo:coordinate-region svg:x="2.238cm" svg:y="0.379cm" svg:width="13.442cm" svg:height="7.794cm"/>
          <chart:axis chart:dimension="x" chart:name="primary-x" chart:style-name="ch3" chartooo:axis-type="auto">
            <chartooo:date-scale/>
            <chart:categories table:cell-range-address="all.A8:all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8:all.B1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ath</text:p>
                <draw:g>
                  <svg:desc>all.A8:all.A11</svg:desc>
                </draw:g>
              </table:table-cell>
              <table:table-cell office:value-type="float" office:value="38630572.016205">
                <text:p>38630572.016205</text:p>
                <draw:g>
                  <svg:desc>all.B8:all.B11</svg:desc>
                </draw:g>
              </table:table-cell>
            </table:table-row>
            <table:table-row>
              <table:table-cell office:value-type="string">
                <text:p>newRandom</text:p>
              </table:table-cell>
              <table:table-cell office:value-type="float" office:value="13416910.332098">
                <text:p>13416910.332098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37834025.329836">
                <text:p>37834025.329836</text:p>
              </table:table-cell>
            </table:table-row>
            <table:table-row>
              <table:table-cell office:value-type="string">
                <text:p>threadLocalRandom</text:p>
              </table:table-cell>
              <table:table-cell office:value-type="float" office:value="162936047.543124">
                <text:p>162936047.5431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all.A13:all.B14" chart:data-source-has-labels="column" svg:x="0.32cm" svg:y="0.18cm" svg:width="13.097cm" svg:height="8.64cm">
          <chartooo:coordinate-region svg:x="1.127cm" svg:y="0.379cm" svg:width="12.29cm" svg:height="7.794cm"/>
          <chart:axis chart:dimension="x" chart:name="primary-x" chart:style-name="ch4" chartooo:axis-type="auto">
            <chartooo:date-scale/>
            <chart:categories table:cell-range-address="all.A13:all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3:all.B1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gex.compiled</text:p>
                <draw:g>
                  <svg:desc>all.A13:all.A14</svg:desc>
                </draw:g>
              </table:table-cell>
              <table:table-cell office:value-type="float" office:value="307.325549">
                <text:p>307.325549</text:p>
                <draw:g>
                  <svg:desc>all.B13:all.B14</svg:desc>
                </draw:g>
              </table:table-cell>
            </table:table-row>
            <table:table-row>
              <table:table-cell office:value-type="string">
                <text:p>Regex.matches</text:p>
              </table:table-cell>
              <table:table-cell office:value-type="float" office:value="135.968134">
                <text:p>135.9681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ll.A16:all.B19" chart:data-source-has-labels="column" svg:x="0.32cm" svg:y="0.18cm" svg:width="15.36cm" svg:height="8.64cm">
          <chartooo:coordinate-region svg:x="0.756cm" svg:y="0.379cm" svg:width="14.924cm" svg:height="7.794cm"/>
          <chart:axis chart:dimension="x" chart:name="primary-x" chart:style-name="ch3" chartooo:axis-type="auto">
            <chartooo:date-scale/>
            <chart:categories table:cell-range-address="all.A16:all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6:all.B1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st.v1</text:p>
                <draw:g>
                  <svg:desc>all.A16:all.A19</svg:desc>
                </draw:g>
              </table:table-cell>
              <table:table-cell office:value-type="float" office:value="8.067121">
                <text:p>8.067121</text:p>
                <draw:g>
                  <svg:desc>all.B16:all.B19</svg:desc>
                </draw:g>
              </table:table-cell>
            </table:table-row>
            <table:table-row>
              <table:table-cell office:value-type="string">
                <text:p>Rest.v2</text:p>
              </table:table-cell>
              <table:table-cell office:value-type="float" office:value="1.262098">
                <text:p>1.262098</text:p>
              </table:table-cell>
            </table:table-row>
            <table:table-row>
              <table:table-cell office:value-type="string">
                <text:p>Rest.v3</text:p>
              </table:table-cell>
              <table:table-cell office:value-type="float" office:value="1.259793">
                <text:p>1.259793</text:p>
              </table:table-cell>
            </table:table-row>
            <table:table-row>
              <table:table-cell office:value-type="string">
                <text:p>Rest.v4</text:p>
              </table:table-cell>
              <table:table-cell office:value-type="float" office:value="0.151465">
                <text:p>0.1514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ll.A21:all.B22" chart:data-source-has-labels="column" svg:x="0.32cm" svg:y="0.18cm" svg:width="15.36cm" svg:height="8.64cm">
          <chartooo:coordinate-region svg:x="1.047cm" svg:y="0.38cm" svg:width="14.633cm" svg:height="7.793cm"/>
          <chart:axis chart:dimension="x" chart:name="primary-x" chart:style-name="ch3" chartooo:axis-type="auto">
            <chartooo:date-scale/>
            <chart:categories table:cell-range-address="all.A21:all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1:all.B22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ring.builder</text:p>
                <draw:g>
                  <svg:desc>all.A21:all.A22</svg:desc>
                </draw:g>
              </table:table-cell>
              <table:table-cell office:value-type="float" office:value="0.001381">
                <text:p>0.001381</text:p>
                <draw:g>
                  <svg:desc>all.B21:all.B22</svg:desc>
                </draw:g>
              </table:table-cell>
            </table:table-row>
            <table:table-row>
              <table:table-cell office:value-type="string">
                <text:p>String.simple</text:p>
              </table:table-cell>
              <table:table-cell office:value-type="float" office:value="1.066093">
                <text:p>1.0660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ll.A24:all.B25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all.A24:all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4:all.B25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um.sumLong</text:p>
                <draw:g>
                  <svg:desc>all.A24:all.A25</svg:desc>
                </draw:g>
              </table:table-cell>
              <table:table-cell office:value-type="float" office:value="0.091637">
                <text:p>0.091637</text:p>
                <draw:g>
                  <svg:desc>all.B24:all.B25</svg:desc>
                </draw:g>
              </table:table-cell>
            </table:table-row>
            <table:table-row>
              <table:table-cell office:value-type="string">
                <text:p>Sum.sumlong</text:p>
              </table:table-cell>
              <table:table-cell office:value-type="float" office:value="0.008392">
                <text:p>0.0083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ll.A27:all.B28" chart:data-source-has-labels="column" svg:x="0.32cm" svg:y="0.18cm" svg:width="15.36cm" svg:height="8.64cm">
          <chartooo:coordinate-region svg:x="1.867cm" svg:y="0.379cm" svg:width="13.813cm" svg:height="7.794cm"/>
          <chart:axis chart:dimension="x" chart:name="primary-x" chart:style-name="ch3" chartooo:axis-type="auto">
            <chartooo:date-scale/>
            <chart:categories table:cell-range-address="all.A27:all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7:all.B28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rl.uri</text:p>
                <draw:g>
                  <svg:desc>all.A27:all.A28</svg:desc>
                </draw:g>
              </table:table-cell>
              <table:table-cell office:value-type="float" office:value="1735347.209077">
                <text:p>1735347.209077</text:p>
                <draw:g>
                  <svg:desc>all.B27:all.B28</svg:desc>
                </draw:g>
              </table:table-cell>
            </table:table-row>
            <table:table-row>
              <table:table-cell office:value-type="string">
                <text:p>Url.url</text:p>
              </table:table-cell>
              <table:table-cell office:value-type="float" office:value="1585052.583724">
                <text:p>1585052.5837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